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400" calcext:value-type="float">
            <text:p>400,00</text:p>
          </table:table-cell>
          <table:table-cell table:style-name="ce15" office:value-type="string" calcext:value-type="string">
            <text:p>PG – 18/06/2025 – 200,00</text:p>
            <text:p>PG – 07/07/2025 – 1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22" office:value-type="float" office:value="0" calcext:value-type="float">
            <text:p>-</text:p>
          </table:table-cell>
          <table:table-cell table:style-name="ce17"/>
          <table:table-cell table:style-name="ce22" table:formula="of:=[.C14]-[.F14]" office:value-type="float" office:value="310" calcext:value-type="float">
            <text:p>310,00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4])" office:value-type="float" office:value="710" calcext:value-type="float">
            <text:p>71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9.8482958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9.850088266">00:00:00</text:time></text:span><text:span text:style-name="MT2"><text:time style:data-style-name="N2" text:time-value="14:40:29.850126118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8-01T14:40:30.206063830</dc:date>
    <meta:editing-cycles>690</meta:editing-cycles>
    <meta:editing-duration>PT1H45M23S</meta:editing-duration>
    <meta:print-date>2022-07-04T10:09:13.162219555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